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5cm" style:rel-column-width="4812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7cm" style:rel-column-width="16410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 style:shadow="none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22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2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23e2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efc7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2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02ba08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738a85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ext_20_body">
      <style:text-properties style:font-name="Ubuntu Light" fo:font-size="6pt" style:font-size-asian="5.25pt" style:font-size-complex="6pt"/>
    </style:style>
    <style:style style:name="P6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7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f591b3"/>
    </style:style>
    <style:style style:name="P7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6fb9aa" style:font-size-asian="8pt" style:font-size-complex="8pt"/>
    </style:style>
    <style:style style:name="T8" style:family="text">
      <style:text-properties fo:font-size="8pt" officeooo:rsid="001a116f" style:font-size-asian="8pt" style:font-size-complex="8pt"/>
    </style:style>
    <style:style style:name="T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0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1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3" style:family="text">
      <style:text-properties style:text-underline-style="none"/>
    </style:style>
    <style:style style:name="T14" style:family="text">
      <style:text-properties fo:color="#000000" style:text-underline-style="none"/>
    </style:style>
    <style:style style:name="T15" style:family="text">
      <style:text-properties officeooo:rsid="007aacd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7771e8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officeooo:rsid="015c3c06"/>
    </style:style>
    <style:style style:name="T21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2"><text:placeholder text:placeholder-type="text">&lt;get_language('CLIENTE', getLang())&gt;</text:placeholder></text:p>
          </table:table-cell>
          <table:table-cell table:style-name="Tabella3.B1" office:value-type="string">
            <text:p text:style-name="P63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59"/>
          </table:table-cell>
          <table:table-cell table:style-name="Tabella3.D1" table:number-rows-spanned="3" table:number-columns-spanned="2" office:value-type="string">
            <text:p text:style-name="P59"><text:placeholder text:placeholder-type="text">&lt;get_language('SPETT.LE', getLang())&gt;</text:placeholder></text:p>
            <text:p text:style-name="P23"><text:placeholder text:placeholder-type="text">&lt;o.partner_id.name&gt;</text:placeholder></text:p>
            <text:p text:style-name="P2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5"><text:placeholder text:placeholder-type="text">&lt;o.partner_id.sql_customer_code&gt;</text:placeholder></text:p>
          </table:table-cell>
          <table:table-cell table:style-name="Tabella3.B2" office:value-type="string">
            <text:p text:style-name="P66"><text:span text:style-name="T13"><text:s/></text:span><text:span text:style-name="T13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29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4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52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60"/>
          </table:table-cell>
          <table:table-cell table:style-name="Tabella3.D1" office:value-type="string">
            <text:p text:style-name="P60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text:span text:style-name="T14"> </text:span><text:span text:style-name="T14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6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6"/>
          </table:table-cell>
          <table:table-cell table:style-name="Tabella3.D1" table:number-rows-spanned="2" table:number-columns-spanned="2" office:value-type="string">
            <text:p text:style-name="P16"><text:span text:style-name="T19"><text:placeholder text:placeholder-type="text">&lt;if test="o.destination_partner_id"&gt;</text:placeholder></text:span><text:span text:style-name="T21"><text:placeholder text:placeholder-type="text">&lt;get_language('DESTINATARIO', getLang())&gt;</text:placeholder></text:span><text:span text:style-name="T19"><text:placeholder text:placeholder-type="text">&lt;/if&gt;</text:placeholder></text:span></text:p>
            <text:p text:style-name="P20"><text:placeholder text:placeholder-type="text">&lt;o.destination_partner_id.name&gt;</text:placeholder></text:p>
            <text:p text:style-name="P2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7"><text:placeholder text:placeholder-type="text">&lt;'%s' %(o.used_bank_id.bank_name) if o.used_bank_id else ''&gt;</text:placeholder></text:p>
            <text:p text:style-name="P58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6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1" office:value-type="string">
            <text:p text:style-name="P35"/>
          </table:table-cell>
          <table:table-cell table:style-name="Tabella3.D1" office:value-type="string">
            <text:p text:style-name="P35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6"><text:placeholder text:placeholder-type="text">&lt;o.destination_partner_id.state_id.code&gt;</text:placeholder></text:p>
          </table:table-cell>
        </table:table-row>
      </table:table>
      <text:p text:style-name="P6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2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0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19">U.M.</text:p>
            </table:table-cell>
            <table:table-cell table:style-name="Tabella1.A1" office:value-type="string">
              <text:p text:style-name="P33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26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1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8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38"/>
          </table:table-cell>
          <table:table-cell table:style-name="Tabella1.B7" table:number-columns-spanned="8" office:value-type="string">
            <text:p text:style-name="P41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7"><text:placeholder text:placeholder-type="text">&lt;l.product_id.default_code or ''&gt;</text:placeholder></text:p>
          </table:table-cell>
          <table:table-cell table:style-name="Tabella1.B9" office:value-type="string">
            <text:p text:style-name="P21"><text:span text:style-name="T10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4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8"><text:s/><text:span text:style-name="T6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69"><text:s/><text:span text:style-name="T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0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3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0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2"><text:span text:style-name="T17"><text:placeholder text:placeholder-type="text">&lt;('%s' % l.product_id.colour.strip()) if l.product_id.colour else ''&gt;</text:placeholder></text:span><text:span text:style-name="T17"> </text:span><text:span text:style-name="T10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7"><text:placeholder text:placeholder-type="text">&lt;get_language('ALIQ', getLang())&gt;</text:placeholder></text:p>
          </table:table-cell>
          <table:table-cell table:style-name="Tabella2.A1" office:value-type="string">
            <text:p text:style-name="P67"><text:placeholder text:placeholder-type="text">&lt;get_language('IMPONIBILE', getLang())&gt;</text:placeholder></text:p>
          </table:table-cell>
          <table:table-cell table:style-name="Tabella2.A1" office:value-type="string">
            <text:p text:style-name="P67"><text:placeholder text:placeholder-type="text">&lt;get_language('IMPOSTA', getLang())&gt;</text:placeholder></text:p>
          </table:table-cell>
          <table:table-cell table:style-name="Tabella2.D1" office:value-type="string">
            <text:p text:style-name="P67"><text:placeholder text:placeholder-type="text">&lt;get_language('VALUTA', getLang())&gt;</text:placeholder></text:p>
          </table:table-cell>
          <table:table-cell table:style-name="Tabella2.D1" office:value-type="string">
            <text:p text:style-name="P67"><text:placeholder text:placeholder-type="text">&lt;get_language('SPESE BANCA', getLang())&gt;</text:placeholder></text:p>
          </table:table-cell>
          <table:table-cell table:style-name="Tabella2.F1" office:value-type="string">
            <text:p text:style-name="P6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77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72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2"><text:span text:style-name="T18"><text:placeholder text:placeholder-type="text">&lt;o.currency_id.symbol or ''&gt;</text:placeholder></text:span><text:span text:style-name="T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71"><text:span text:style-name="T18"><text:placeholder text:placeholder-type="text">&lt;o.currency_id.symbol or ''&gt;</text:placeholder></text:span><text:span text:style-name="T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2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1"/>
          </table:table-cell>
          <table:covered-table-cell/>
          <table:covered-table-cell/>
          <table:table-cell table:style-name="Tabella2.D2" office:value-type="string">
            <text:p text:style-name="P45"><text:placeholder text:placeholder-type="text">&lt;o.currency_id.name or ''&gt;</text:placeholder></text:p>
          </table:table-cell>
          <table:table-cell table:style-name="Tabella2.D2" office:value-type="string">
            <text:p text:style-name="P25"/>
          </table:table-cell>
          <table:table-cell table:style-name="Tabella2.F2" office:value-type="string">
            <text:p text:style-name="P48"><text:placeholder text:placeholder-type="text">&lt;o.currency_id.symbol or ''&gt;</text:placeholder> <text:span text:style-name="T6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7"><text:placeholder text:placeholder-type="text">&lt;get_language('CAUSALE TRASPORTO', getLang())&gt;</text:placeholder></text:p>
          </table:table-cell>
          <table:table-cell table:style-name="Tabella2.F1" office:value-type="string">
            <text:p text:style-name="P34"><text:placeholder text:placeholder-type="text">&lt;get_language('DATA INIZIO TRASPORTO', getLang())&gt;</text:placeholder></text:p>
          </table:table-cell>
          <table:table-cell table:style-name="Tabella2.F3" office:value-type="string">
            <text:p text:style-name="P6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6"><text:placeholder text:placeholder-type="text">&lt;o.transportation_reason_id.name&gt;</text:placeholder></text:p>
          </table:table-cell>
          <table:table-cell table:style-name="Tabella2.F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48"><text:placeholder text:placeholder-type="text">&lt;o.currency_id.symbol or ''&gt;</text:placeholder> <text:span text:style-name="T6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7"><text:placeholder text:placeholder-type="text">&lt;get_language('INCARICATO DEL TRASPORTO', getLang())&gt;</text:placeholder></text:p>
          </table:table-cell>
          <table:covered-table-cell/>
          <table:covered-table-cell/>
          <table:table-cell table:style-name="Tabella2.D1" office:value-type="string">
            <text:p text:style-name="P67"><text:placeholder text:placeholder-type="text">&lt;get_language('FIRMA', getLang())&gt;</text:placeholder></text:p>
          </table:table-cell>
          <table:table-cell table:style-name="Tabella2.D1" office:value-type="string">
            <text:p text:style-name="P67"><text:placeholder text:placeholder-type="text">&lt;get_language('FIRMA DEL DESTINATARIO', getLang())&gt;</text:placeholder></text:p>
          </table:table-cell>
          <table:table-cell table:style-name="Tabella2.F1" office:value-type="string">
            <text:p text:style-name="P34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3"><text:span text:style-name="T12"><text:placeholder text:placeholder-type="text">&lt;get_language('MEZZO', getLang())&gt;</text:placeholder></text:span><text:span text:style-name="T20">: </text:span><text:span text:style-name="T11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covered-table-cell/>
          <table:table-cell table:style-name="Tabella2.D2" office:value-type="string">
            <text:p text:style-name="P54"/>
          </table:table-cell>
          <table:table-cell table:style-name="Tabella2.D2" office:value-type="string">
            <text:p text:style-name="P54"/>
          </table:table-cell>
          <table:table-cell table:style-name="Tabella2.F6" office:value-type="string">
            <text:p text:style-name="P55"><text:placeholder text:placeholder-type="text">&lt;o.currency_id.symbol or ''&gt;</text:placeholder><text:span text:style-name="T16"> </text:span><text:placeholder text:placeholder-type="text">&lt;formatLang(o.amount_total, digits=get_digits(dp='Account')) or '0,00'&gt;</text:placeholder><text:soft-page-break/></text:p>
          </table:table-cell>
        </table:table-row>
        <table:table-row table:style-name="Tabella2.6">
          <table:table-cell table:style-name="Tabella2.A7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6" office:value-type="string">
            <text:p text:style-name="P13"><text:span text:style-name="T21"><text:placeholder text:placeholder-type="text">&lt;get_language('NOTE', getLang())&gt;</text:placeholder></text:span><text:span text:style-name="T9"><text:placeholder text:placeholder-type="text">&lt;return_note(o.text_note_post)&gt;</text:placeholder></text:span><text:span text:style-name="T15"> </text:span><text:span text:style-name="T9"><text:placeholder text:placeholder-type="text">&lt;return_note(o.partner_id.property_account_position.text_note_invoice)&gt;</text:placeholder></text:span><text:span text:style-name="T8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403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9pt" officeooo:rsid="006dbc43" style:font-size-asian="9pt" style:font-size-complex="9pt"/>
    </style:style>
    <style:style style:name="MT3" style:family="text">
      <style:text-properties fo:font-size="9pt" officeooo:rsid="006fb9aa" style:font-size-asian="9pt" style:font-size-complex="9pt"/>
    </style:style>
    <style:style style:name="MT4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1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<text:placeholder text:placeholder-type="text">&lt;company.name&gt;</text:placeholder></text:span> 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(</text:span><text:span text:style-name="MT2"><text:placeholder text:placeholder-type="text">&lt;company.state_id.code&gt;</text:placeholder></text:span><text:span text:style-name="MT2">) </text:span><text:span text:style-name="MT2"><text:placeholder text:placeholder-type="text">&lt;company.country_id.name&gt;</text:placeholder></text:span><text:span text:style-name="MT2"> T. </text:span><text:span text:style-name="MT2"><text:placeholder text:placeholder-type="text">&lt;company.phone&gt;</text:placeholder></text:span><text:span text:style-name="MT2"> F. </text:span><text:span text:style-name="MT2"><text:placeholder text:placeholder-type="text">&lt;company.fax&gt;</text:placeholder></text:span><text:span text:style-name="MT2"> - </text:span><text:span text:style-name="MT2"><text:placeholder text:placeholder-type="text">&lt;company.email&gt;</text:placeholder></text:span></text:p>
        <text:p text:style-name="MP9"><text:span text:style-name="MT2">C.F. - P. IVA e Reg. Imp <text:s/></text:span><text:span text:style-name="MT2"><text:placeholder text:placeholder-type="text">&lt;company.vat&gt;</text:placeholder></text:span><text:span text:style-name="MT2"> - R.E.A. n. </text:span><text:span text:style-name="MT2"><text:placeholder text:placeholder-type="text">&lt;company.header_rea&gt;</text:placeholder></text:span><text:span text:style-name="MT2"> - </text:span><text:span text:style-name="MT3">Cod. Mecc. </text:span><text:span text:style-name="MT2"><text:placeholder text:placeholder-type="text">&lt;company.header_mecc&gt;</text:placeholder></text:span><text:span text:style-name="MT2"> - C</text:span><text:span text:style-name="MT3">ap. Soc. € </text:span><text:span text:style-name="MT4"><text:placeholder text:placeholder-type="text">&lt;formatLang(company.header_capital, digits=0)&gt;</text:placeholder></text:span></text:p>
        <text:p text:style-name="MP10"><text:span text:style-name="MT4">Pag. </text:span><text:span text:style-name="MT4"><text:page-number text:select-page="current">2</text:page-number></text:span><text:span text:style-name="MT4"> di 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5T15:58:26.521069207</dc:date>
    <meta:editing-duration>P7DT5H16M59S</meta:editing-duration>
    <meta:editing-cycles>1012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83" meta:word-count="337" meta:character-count="4614" meta:non-whitespace-character-count="4359"/>
    <meta:user-defined meta:name="Info 1"/>
    <meta:user-defined meta:name="Info 2"/>
    <meta:user-defined meta:name="Info 3"/>
    <meta:user-defined meta:name="Info 4"/>
  </office:meta>
</office:document-meta>
</file>